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1">
      <style:paragraph-properties fo:text-align="start" style:justify-single-word="false">
        <style:tab-stops/>
      </style:paragraph-properties>
      <style:text-properties fo:color="#000000" style:font-name="Liberation Serif" fo:font-size="13pt" style:font-name-asian="lucidatypewriter" style:font-size-asian="13pt" style:font-name-complex="lucidatypewriter" style:font-size-complex="13pt"/>
    </style:style>
    <style:style style:name="P3" style:family="paragraph" style:parent-style-name="Standard" style:list-style-name="L5">
      <style:paragraph-properties>
        <style:tab-stops/>
      </style:paragraph-properties>
    </style:style>
    <style:style style:name="P4" style:family="paragraph" style:parent-style-name="Standard">
      <style:paragraph-properties fo:text-align="justify" style:justify-single-word="false">
        <style:tab-stops/>
      </style:paragraph-properties>
    </style:style>
    <style:style style:name="P5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6" style:family="paragraph" style:parent-style-name="Standard">
      <style:paragraph-properties>
        <style:tab-stops/>
      </style:paragraph-properties>
    </style:style>
    <style:style style:name="P7" style:family="paragraph" style:parent-style-name="Standard" style:list-style-name="L11">
      <style:paragraph-properties>
        <style:tab-stops/>
      </style:paragraph-properties>
    </style:style>
    <style:style style:name="P8" style:family="paragraph" style:parent-style-name="Standard" style:list-style-name="L6">
      <style:paragraph-properties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 style:list-style-name="L11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paragraph-properties fo:margin-left="0.75in" fo:margin-right="-0.7811in" fo:text-align="justify" style:justify-single-word="false" fo:text-indent="-0.25in" style:auto-text-indent="false">
        <style:tab-stops/>
      </style:paragraph-properties>
    </style:style>
    <style:style style:name="P12" style:family="paragraph" style:parent-style-name="Standard" style:list-style-name="L11">
      <style:paragraph-properties fo:margin-left="0.5in" fo:margin-right="-0.6874in" fo:text-align="start" style:justify-single-word="false" fo:text-indent="-0.25in" style:auto-text-indent="false">
        <style:tab-stops/>
      </style:paragraph-properties>
      <style:text-properties fo:color="#000000" style:font-name="Liberation Serif" fo:font-size="13pt" style:font-name-asian="lucidatypewriter" style:font-size-asian="13pt" style:font-name-complex="lucidatypewriter" style:font-size-complex="13pt"/>
    </style:style>
    <style:style style:name="P13" style:family="paragraph" style:parent-style-name="Standard" style:list-style-name="L11">
      <style:paragraph-properties fo:margin-left="0.5in" fo:margin-right="-0.6665in" fo:text-align="start" style:justify-single-word="false" fo:text-indent="-0.25in" style:auto-text-indent="false">
        <style:tab-stops/>
      </style:paragraph-properties>
      <style:text-properties fo:color="#000000" style:font-name="Liberation Serif" fo:font-size="13pt" style:font-name-asian="lucidatypewriter" style:font-size-asian="13pt" style:font-name-complex="lucidatypewriter" style:font-size-complex="13pt"/>
    </style:style>
    <style:style style:name="T1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2" style:family="text">
      <style:text-properties fo:color="#000000" style:font-name="Liberation Serif" fo:font-size="12pt" style:font-name-asian="lucidatypewriter" style:font-size-asian="12pt" style:font-name-complex="lucidatypewriter" style:font-size-complex="12pt"/>
    </style:style>
    <style:style style:name="T3" style:family="text">
      <style:text-properties fo:color="#000000" style:font-name="Liberation Serif" fo:font-size="13pt" style:font-name-asian="lucidatypewriter" style:font-size-asian="13pt" style:font-name-complex="lucidatypewriter" style:font-size-complex="13pt"/>
    </style:style>
    <style:style style:name="T4" style:family="text">
      <style:text-properties fo:color="#a020f0" style:font-name="lucidatypewriter" fo:font-size="10pt" style:font-name-asian="lucidatypewriter" style:font-size-asian="10pt" style:font-name-complex="lucidatypewriter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09in" fo:text-indent="-0.25in" fo:margin-left="0.52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09in" fo:text-indent="-0.25in" fo:margin-left="0.520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09in" fo:text-indent="-0.25in" fo:margin-left="0.770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09in" fo:text-indent="-0.25in" fo:margin-left="1.270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09in" fo:text-indent="-0.25in" fo:margin-left="1.770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09in" fo:text-indent="-0.25in" fo:margin-left="2.270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09in" fo:text-indent="-0.25in" fo:margin-left="2.7709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48in" fo:text-indent="-0.25in" fo:margin-left="0.44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-rep Matlab simulator:</text:p>
      <text:p text:style-name="Standard">For Passing environment or robot's physical body (Basically .obj file):</text:p>
      <text:list xml:id="list6312910241" text:style-name="L1">
        <text:list-item>
          <text:p text:style-name="P1">On Matlab Side (Client):</text:p>
        </text:list-item>
      </text:list>
      <text:list xml:id="list1342182214" text:style-name="L11">
        <text:list-item>
          <text:p text:style-name="P7">After getting the .obj of environment, use <text:span text:style-name="T1">[res] = rep.simxTransferFile(clientID,</text:span><text:span text:style-name="T4">'/home/ajinkya/summer13/V-rep_Matlab/environment.obj'</text:span><text:span text:style-name="T1">,</text:span><text:span text:style-name="T4">'obj1.obj'</text:span><text:span text:style-name="T1">,20,vrep.simx_opmode_oneshot_wait); </text:span><text:span text:style-name="T3">i</text:span><text:span text:style-name="T2">n Matlab file to transfer this file to the source folder of V-rep.</text:span></text:p>
          <text:p text:style-name="P7"><text:span text:style-name="T2"/></text:p>
        </text:list-item>
        <text:list-item>
          <text:p text:style-name="P10"><text:span text:style-name="T2">The Shape imported in V-rep after step1 on both sides will not be a solid one. It will not respond to the simulation and the robot will fall!<text:line-break/>For making the environment and obstacles solid, you have to set some parameters of the imported object and make it respondable. For this set of commands are:</text:span></text:p>
          <text:p text:style-name="P2"><text:span text:style-name="T5">// Getting object handle</text:span></text:p>
          <text:p text:style-name="P2"><text:span text:style-name="T5">[res, cube] = vrep.simxGetObjectHandle(clientID,'cube',vrep.simx_opmode_oneshot_wait);</text:span></text:p>
          <text:p text:style-name="P2"><text:span text:style-name="T5">//Setting object static</text:span></text:p>
          <text:p text:style-name="P13"><text:span text:style-name="T5">[res1]=vrep.simxSetObjectIntParameter(clientID, cube, 3003, ~0, vrep.simx_opmode_oneshot_wait);</text:span></text:p>
          <text:p text:style-name="P2"><text:span text:style-name="T5">//Making object respondable:</text:span></text:p>
          <text:p text:style-name="P12"><text:span text:style-name="T5">[res2] = vrep.simxSetObjectIntParameter(clientID, cube, 3004, ~0,vrep.simx_opmode_oneshot_wait);</text:span></text:p>
          <text:p text:style-name="P10"><text:span text:style-name="T2"/></text:p>
          <text:p text:style-name="P10"><text:span text:style-name="T2">*Note: the full set of parameters is :</text:span></text:p>
          <text:p text:style-name="P10"><text:a xlink:type="simple" xlink:href="http://www.v-rep.eu/helpFiles/en/objectParameterIDs.htm"><text:span text:style-name="T2">http://www.v-rep.eu/helpFiles/en/objectParameterIDs.htm</text:span></text:a></text:p>
        </text:list-item>
      </text:list>
      <text:p text:style-name="P9"><text:span text:style-name="T2"/></text:p>
      <text:p text:style-name="P9"><text:span text:style-name="T2"><text:tab/>Full set of functions on V-rep side :</text:span></text:p>
      <text:list xml:id="list1808412109" text:continue-numbering="true" text:style-name="L11">
        <text:list-header>
          <text:p text:style-name="P5"><text:a xlink:type="simple" xlink:href="http://www.v-rep.eu/helpFiles/en/remoteApiFunctionListCategory.htm"><text:span text:style-name="T2">http://www.v-rep.eu/helpFiles/en/remoteApiFunctionListCategory.htm</text:span></text:a></text:p>
        </text:list-header>
      </text:list>
      <text:p text:style-name="P4"><text:span text:style-name="T2"><text:tab/></text:span><text:a xlink:type="simple" xlink:href="http://www.v-rep.eu/helpFiles/en/remoteApiFunctionListAlphabetical.htm">http://www.v-rep.eu/helpFiles/en/remoteApiFunctionListAlphabetical.htm</text:a></text:p>
      <text:p text:style-name="P4"><text:span text:style-name="T2"/></text:p>
      <text:p text:style-name="P4"><text:span text:style-name="T2"><text:tab/></text:span></text:p>
      <text:list xml:id="list1885383291" text:continue-numbering="true" text:style-name="L11">
        <text:list-header>
          <text:p text:style-name="P5"><text:span text:style-name="T2"><text:s text:c="3"/></text:span></text:p>
        </text:list-header>
        <text:list-item>
          <text:p text:style-name="P5"><text:span text:style-name="T2"><text:tab/></text:span></text:p>
        </text:list-item>
        <text:list-item>
          <text:p text:style-name="P5"><text:span text:style-name="T2"/></text:p>
        </text:list-item>
      </text:list>
      <text:p text:style-name="P11"><text:span text:style-name="T2"/></text:p>
      <text:list xml:id="list758954585" text:style-name="L5">
        <text:list-item>
          <text:p text:style-name="P3">On V-Rep Side (Server):</text:p>
          <text:p text:style-name="P3"/>
        </text:list-item>
      </text:list>
      <text:list xml:id="list667426186" text:style-name="L6">
        <text:list-item>
          <text:p text:style-name="P8">Use command “<text:bookmark-start text:name="__DdeLink__22_198789801"/>shapeHandle=simImportShape(0,"/home/ajinkya/summer13/V-REP_PRO_EDU_V3_0_3_Linux/obj1.obj",0001,1,0.1)<text:bookmark-end text:name="__DdeLink__22_198789801"/> ” <text:s/>in child script of any scene object (e.g. Floor or bot). Run the simulation.</text:p>
        </text:list-item>
      </text:list>
      <text:p text:style-name="P6">*Note:</text:p>
      <text:p text:style-name="P6"><text:tab/>Set of Commands on V-rep Side:</text:p>
      <text:p text:style-name="P6"><text:tab/><text:a xlink:type="simple" xlink:href="http://www.v-rep.eu/helpFiles/en/apiFunctions.htm">http://www.v-rep.eu/helpFiles/en/apiFunctions.htm</text:a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inkya </meta:initial-creator>
    <meta:creation-date>2013-06-03T18:35:37</meta:creation-date>
    <dc:date>2013-06-05T12:31:53</dc:date>
    <dc:creator>Ajinkya </dc:creator>
    <meta:editing-duration>PT21M2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4" meta:word-count="174" meta:character-count="1602" meta:non-whitespace-character-count="1444"/>
  </office:meta>
</office:document-meta>
</file>